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2d9f" officeooo:paragraph-rsid="00172d9f"/>
    </style:style>
    <style:style style:name="P2" style:family="paragraph" style:parent-style-name="Standard">
      <style:text-properties officeooo:rsid="00190700" officeooo:paragraph-rsid="0034b9fe"/>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Heading_20_2">
      <style:text-properties fo:language="en" fo:country="US"/>
    </style:style>
    <style:style style:name="P7" style:family="paragraph" style:parent-style-name="Heading_20_2">
      <style:text-properties fo:language="en" fo:country="US" officeooo:rsid="001a3bbd" officeooo:paragraph-rsid="001cd9f7"/>
    </style:style>
    <style:style style:name="P8" style:family="paragraph" style:parent-style-name="Heading_20_2" style:list-style-name="">
      <style:text-properties fo:language="en" fo:country="US"/>
    </style:style>
    <style:style style:name="P9" style:family="paragraph" style:parent-style-name="Heading_20_2">
      <style:text-properties fo:language="en" fo:country="US" officeooo:rsid="0034b9fe"/>
    </style:style>
    <style:style style:name="P10" style:family="paragraph" style:parent-style-name="Heading_20_2">
      <style:paragraph-properties fo:break-before="page"/>
      <style:text-properties fo:language="en" fo:country="US"/>
    </style:style>
    <style:style style:name="P11" style:family="paragraph" style:parent-style-name="Standard">
      <style:text-properties fo:language="en" fo:country="US" officeooo:rsid="00172d9f" officeooo:paragraph-rsid="00172d9f"/>
    </style:style>
    <style:style style:name="P12" style:family="paragraph" style:parent-style-name="Standard">
      <style:text-properties fo:language="en" fo:country="US" officeooo:rsid="003ec66b" officeooo:paragraph-rsid="003ec66b"/>
    </style:style>
    <style:style style:name="P13" style:family="paragraph" style:parent-style-name="Standard">
      <style:text-properties fo:language="en" fo:country="US" officeooo:rsid="00190700" officeooo:paragraph-rsid="00190700"/>
    </style:style>
    <style:style style:name="P14" style:family="paragraph" style:parent-style-name="Standard">
      <style:text-properties fo:language="en" fo:country="US" officeooo:rsid="00190700" officeooo:paragraph-rsid="0034b9fe"/>
    </style:style>
    <style:style style:name="P15" style:family="paragraph" style:parent-style-name="Standard">
      <style:text-properties fo:language="en" fo:country="US" officeooo:rsid="00190700" officeooo:paragraph-rsid="001bf9fb"/>
    </style:style>
    <style:style style:name="P16" style:family="paragraph" style:parent-style-name="Standard">
      <style:text-properties fo:language="en" fo:country="US" officeooo:rsid="00190700" officeooo:paragraph-rsid="00376ea3"/>
    </style:style>
    <style:style style:name="P17" style:family="paragraph" style:parent-style-name="Standard">
      <style:text-properties fo:language="en" fo:country="US" officeooo:rsid="001a3bbd" officeooo:paragraph-rsid="001a3bbd"/>
    </style:style>
    <style:style style:name="P18" style:family="paragraph" style:parent-style-name="Standard">
      <style:text-properties fo:language="en" fo:country="US" officeooo:rsid="001a3bbd" officeooo:paragraph-rsid="001bf9fb"/>
    </style:style>
    <style:style style:name="P19" style:family="paragraph" style:parent-style-name="Standard">
      <style:text-properties fo:language="en" fo:country="US" officeooo:rsid="001a3bbd" officeooo:paragraph-rsid="001cd9f7"/>
    </style:style>
    <style:style style:name="P20" style:family="paragraph" style:parent-style-name="Standard">
      <style:text-properties fo:language="en" fo:country="US" officeooo:rsid="001a3bbd" officeooo:paragraph-rsid="003c0e22"/>
    </style:style>
    <style:style style:name="P21" style:family="paragraph" style:parent-style-name="Standard">
      <style:text-properties fo:language="en" fo:country="US" officeooo:rsid="001a3bbd" officeooo:paragraph-rsid="00376ea3"/>
    </style:style>
    <style:style style:name="P22" style:family="paragraph" style:parent-style-name="Standard">
      <style:text-properties fo:language="en" fo:country="US" officeooo:rsid="001cd9f7" officeooo:paragraph-rsid="001cd9f7"/>
    </style:style>
    <style:style style:name="P23" style:family="paragraph" style:parent-style-name="Standard">
      <style:text-properties fo:language="en" fo:country="US" officeooo:rsid="00376ea3" officeooo:paragraph-rsid="00376ea3"/>
    </style:style>
    <style:style style:name="P24" style:family="paragraph" style:parent-style-name="Standard">
      <style:text-properties fo:language="en" fo:country="US" officeooo:rsid="001e9238" officeooo:paragraph-rsid="001e9238"/>
    </style:style>
    <style:style style:name="P25" style:family="paragraph" style:parent-style-name="Standard">
      <style:text-properties fo:language="en" fo:country="US" officeooo:rsid="001f4737" officeooo:paragraph-rsid="001f4737"/>
    </style:style>
    <style:style style:name="P26" style:family="paragraph" style:parent-style-name="Standard">
      <style:text-properties fo:language="en" fo:country="US" fo:font-weight="normal" officeooo:rsid="001f4737" officeooo:paragraph-rsid="001f4737" style:font-weight-asian="normal" style:font-weight-complex="normal"/>
    </style:style>
    <style:style style:name="P27" style:family="paragraph" style:parent-style-name="Standard">
      <style:text-properties fo:language="en" fo:country="US" fo:font-weight="normal" officeooo:rsid="00204609" officeooo:paragraph-rsid="00204609" style:font-weight-asian="normal" style:font-weight-complex="normal"/>
    </style:style>
    <style:style style:name="P28" style:family="paragraph" style:parent-style-name="Standard">
      <style:text-properties fo:language="en" fo:country="US" fo:font-weight="normal" officeooo:rsid="002c46be" officeooo:paragraph-rsid="002c46be" style:font-weight-asian="normal" style:font-weight-complex="normal"/>
    </style:style>
    <style:style style:name="P29" style:family="paragraph" style:parent-style-name="Standard">
      <style:text-properties fo:language="en" fo:country="US" fo:font-weight="normal" officeooo:rsid="002f6306" officeooo:paragraph-rsid="002f6306" style:font-weight-asian="normal" style:font-weight-complex="normal"/>
    </style:style>
    <style:style style:name="P30" style:family="paragraph" style:parent-style-name="Standard">
      <style:text-properties fo:language="en" fo:country="US" fo:font-weight="normal" officeooo:rsid="002f6306" officeooo:paragraph-rsid="0036df5d" style:font-weight-asian="normal" style:font-weight-complex="normal"/>
    </style:style>
    <style:style style:name="P31" style:family="paragraph" style:parent-style-name="Standard">
      <style:text-properties fo:language="en" fo:country="US" fo:font-weight="normal" officeooo:rsid="002f6306" officeooo:paragraph-rsid="002fff20" style:font-weight-asian="normal" style:font-weight-complex="normal"/>
    </style:style>
    <style:style style:name="P32" style:family="paragraph" style:parent-style-name="Standard">
      <style:text-properties fo:language="en" fo:country="US" fo:font-weight="normal" officeooo:rsid="0036df5d" officeooo:paragraph-rsid="0036df5d" style:font-weight-asian="normal" style:font-weight-complex="normal"/>
    </style:style>
    <style:style style:name="P33" style:family="paragraph" style:parent-style-name="Standard">
      <style:text-properties fo:language="en" fo:country="US" fo:font-weight="normal" officeooo:rsid="00324708" officeooo:paragraph-rsid="00324708" style:font-weight-asian="normal" style:font-weight-complex="normal"/>
    </style:style>
    <style:style style:name="P34" style:family="paragraph" style:parent-style-name="Standard">
      <style:text-properties fo:language="en" fo:country="US" fo:font-weight="normal" officeooo:rsid="002fff20" officeooo:paragraph-rsid="002fff20" style:font-weight-asian="normal" style:font-weight-complex="normal"/>
    </style:style>
    <style:style style:name="P35" style:family="paragraph" style:parent-style-name="Standard">
      <style:text-properties fo:language="en" fo:country="US" fo:font-weight="normal" officeooo:rsid="002fff20" officeooo:paragraph-rsid="00324708" style:font-weight-asian="normal" style:font-weight-complex="normal"/>
    </style:style>
    <style:style style:name="P36" style:family="paragraph" style:parent-style-name="Standard">
      <style:text-properties fo:language="en" fo:country="US" officeooo:rsid="00204609" officeooo:paragraph-rsid="0020a6a0"/>
    </style:style>
    <style:style style:name="P37" style:family="paragraph" style:parent-style-name="Standard">
      <style:text-properties fo:language="en" fo:country="US" officeooo:rsid="00204609" officeooo:paragraph-rsid="0035c559"/>
    </style:style>
    <style:style style:name="P38" style:family="paragraph" style:parent-style-name="Standard">
      <style:text-properties fo:language="en" fo:country="US" officeooo:rsid="00204609" officeooo:paragraph-rsid="00204609"/>
    </style:style>
    <style:style style:name="P39" style:family="paragraph" style:parent-style-name="Standard">
      <style:text-properties fo:language="en" fo:country="US" officeooo:rsid="0035c559" officeooo:paragraph-rsid="0035c559"/>
    </style:style>
    <style:style style:name="P40" style:family="paragraph" style:parent-style-name="Standard">
      <style:text-properties fo:language="en" fo:country="US" officeooo:rsid="0035c559" officeooo:paragraph-rsid="003c0e22"/>
    </style:style>
    <style:style style:name="P41" style:family="paragraph" style:parent-style-name="Standard">
      <style:text-properties fo:language="en" fo:country="US" officeooo:rsid="0035c559" officeooo:paragraph-rsid="003ad6cd"/>
    </style:style>
    <style:style style:name="P42" style:family="paragraph" style:parent-style-name="Standard">
      <style:text-properties fo:language="en" fo:country="US" officeooo:rsid="0021dbc9" officeooo:paragraph-rsid="0021dbc9"/>
    </style:style>
    <style:style style:name="P43" style:family="paragraph" style:parent-style-name="Standard">
      <style:text-properties fo:language="en" fo:country="US" officeooo:rsid="0021dbc9" officeooo:paragraph-rsid="0035c559"/>
    </style:style>
    <style:style style:name="P44" style:family="paragraph" style:parent-style-name="Standard">
      <style:text-properties fo:language="en" fo:country="US" officeooo:rsid="0020a6a0" officeooo:paragraph-rsid="0035c559"/>
    </style:style>
    <style:style style:name="P45" style:family="paragraph" style:parent-style-name="Standard">
      <style:text-properties fo:language="en" fo:country="US" officeooo:rsid="0020a6a0" officeooo:paragraph-rsid="0020a6a0"/>
    </style:style>
    <style:style style:name="P46" style:family="paragraph" style:parent-style-name="Standard">
      <style:text-properties fo:language="en" fo:country="US" officeooo:rsid="00239d63" officeooo:paragraph-rsid="00239d63"/>
    </style:style>
    <style:style style:name="P47" style:family="paragraph" style:parent-style-name="Standard">
      <style:text-properties fo:language="en" fo:country="US" officeooo:rsid="00239d63" officeooo:paragraph-rsid="00394580"/>
    </style:style>
    <style:style style:name="P48" style:family="paragraph" style:parent-style-name="Standard">
      <style:text-properties fo:language="en" fo:country="US" officeooo:rsid="00239d63" officeooo:paragraph-rsid="0035c559"/>
    </style:style>
    <style:style style:name="P49" style:family="paragraph" style:parent-style-name="Standard">
      <style:text-properties fo:language="en" fo:country="US" officeooo:rsid="00239d63" officeooo:paragraph-rsid="002457ce"/>
    </style:style>
    <style:style style:name="P50" style:family="paragraph" style:parent-style-name="Standard">
      <style:text-properties fo:language="en" fo:country="US" fo:font-weight="bold" officeooo:rsid="00239d63" officeooo:paragraph-rsid="00239d63" style:font-weight-asian="bold" style:font-weight-complex="bold"/>
    </style:style>
    <style:style style:name="P51" style:family="paragraph" style:parent-style-name="Standard">
      <style:text-properties fo:language="en" fo:country="US" officeooo:rsid="002457ce" officeooo:paragraph-rsid="002457ce"/>
    </style:style>
    <style:style style:name="P52" style:family="paragraph" style:parent-style-name="Standard">
      <style:text-properties fo:language="en" fo:country="US" officeooo:rsid="003ad6cd" officeooo:paragraph-rsid="003ad6cd"/>
    </style:style>
    <style:style style:name="P53" style:family="paragraph" style:parent-style-name="Standard">
      <style:text-properties fo:language="en" fo:country="US" officeooo:rsid="0025340b" officeooo:paragraph-rsid="0025340b"/>
    </style:style>
    <style:style style:name="P54" style:family="paragraph" style:parent-style-name="Standard">
      <style:text-properties fo:language="en" fo:country="US" officeooo:rsid="0025340b" officeooo:paragraph-rsid="003ad6cd"/>
    </style:style>
    <style:style style:name="P55" style:family="paragraph" style:parent-style-name="Standard">
      <style:text-properties fo:language="en" fo:country="US" officeooo:rsid="00394580" officeooo:paragraph-rsid="00394580"/>
    </style:style>
    <style:style style:name="P56" style:family="paragraph" style:parent-style-name="Standard">
      <style:text-properties fo:language="en" fo:country="US" officeooo:rsid="0026baa0" officeooo:paragraph-rsid="0026baa0"/>
    </style:style>
    <style:style style:name="P57" style:family="paragraph" style:parent-style-name="Standard">
      <style:text-properties fo:language="en" fo:country="US" officeooo:rsid="002c46be" officeooo:paragraph-rsid="002c46be"/>
    </style:style>
    <style:style style:name="P58" style:family="paragraph" style:parent-style-name="Standard">
      <style:text-properties fo:language="en" fo:country="US" officeooo:rsid="0028344e" officeooo:paragraph-rsid="0028344e"/>
    </style:style>
    <style:style style:name="P59" style:family="paragraph" style:parent-style-name="Standard">
      <style:text-properties fo:language="en" fo:country="US" officeooo:rsid="0036df5d" officeooo:paragraph-rsid="0036df5d"/>
    </style:style>
    <style:style style:name="P60" style:family="paragraph" style:parent-style-name="Standard">
      <style:text-properties fo:language="en" fo:country="US" officeooo:rsid="002a8d25" officeooo:paragraph-rsid="002921af"/>
    </style:style>
    <style:style style:name="P61" style:family="paragraph" style:parent-style-name="Standard">
      <style:text-properties fo:language="en" fo:country="US" officeooo:rsid="00324708" officeooo:paragraph-rsid="00324708"/>
    </style:style>
    <style:style style:name="P62" style:family="paragraph" style:parent-style-name="Heading_20_1">
      <style:text-properties fo:language="en" fo:country="US"/>
    </style:style>
    <style:style style:name="P63" style:family="paragraph" style:parent-style-name="Heading_20_1" style:list-style-name="">
      <style:text-properties fo:language="en" fo:country="US"/>
    </style:style>
    <style:style style:name="P64" style:family="paragraph" style:parent-style-name="Heading_20_1">
      <style:paragraph-properties fo:break-before="page"/>
      <style:text-properties fo:language="en" fo:country="US"/>
    </style:style>
    <style:style style:name="P65" style:family="paragraph" style:parent-style-name="Contents_20_Heading">
      <style:text-properties fo:language="en" fo:country="US"/>
    </style:style>
    <style:style style:name="P66" style:family="paragraph" style:parent-style-name="Title">
      <style:text-properties fo:font-size="14pt" fo:language="en" fo:country="US" officeooo:paragraph-rsid="003ec66b" style:font-size-asian="14pt" style:font-size-complex="14pt"/>
    </style:style>
    <style:style style:name="P67" style:family="paragraph" style:parent-style-name="Title">
      <style:text-properties fo:font-size="20pt" fo:language="en" fo:country="US" style:font-size-asian="20pt" style:font-size-complex="20pt"/>
    </style:style>
    <style:style style:name="P68" style:family="paragraph" style:parent-style-name="Text_20_body">
      <style:text-properties fo:language="en" fo:country="US" fo:font-weight="bold" style:font-weight-asian="bold" style:font-weight-complex="bold"/>
    </style:style>
    <style:style style:name="P69" style:family="paragraph" style:parent-style-name="Text_20_body">
      <style:paragraph-properties fo:break-before="page"/>
      <style:text-properties fo:language="en" fo:country="US" fo:font-weight="bold" style:font-weight-asian="bold" style:font-weight-complex="bold"/>
    </style:style>
    <style:style style:name="P70" style:family="paragraph" style:parent-style-name="Heading_20_3">
      <style:text-properties fo:language="en" fo:country="US"/>
    </style:style>
    <style:style style:name="T1" style:family="text">
      <style:text-properties officeooo:rsid="003c0e22"/>
    </style:style>
    <style:style style:name="T2" style:family="text">
      <style:text-properties officeooo:rsid="00172d9f"/>
    </style:style>
    <style:style style:name="T3" style:family="text">
      <style:text-properties officeooo:rsid="00190700"/>
    </style:style>
    <style:style style:name="T4" style:family="text">
      <style:text-properties officeooo:rsid="001a3bbd"/>
    </style:style>
    <style:style style:name="T5" style:family="text">
      <style:text-properties fo:font-weight="bold" style:font-weight-asian="bold" style:font-weight-complex="bold"/>
    </style:style>
    <style:style style:name="T6" style:family="text">
      <style:text-properties fo:font-weight="bold" officeooo:rsid="0026baa0" style:font-weight-asian="bold" style:font-weight-complex="bold"/>
    </style:style>
    <style:style style:name="T7" style:family="text">
      <style:text-properties fo:font-weight="bold" officeooo:rsid="00376ea3" style:font-weight-asian="bold" style:font-weight-complex="bold"/>
    </style:style>
    <style:style style:name="T8" style:family="text">
      <style:text-properties officeooo:rsid="001cd9f7"/>
    </style:style>
    <style:style style:name="T9" style:family="text">
      <style:text-properties officeooo:rsid="001e9238"/>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officeooo:rsid="00204609"/>
    </style:style>
    <style:style style:name="T13" style:family="text">
      <style:text-properties officeooo:rsid="0020685f"/>
    </style:style>
    <style:style style:name="T14" style:family="text">
      <style:text-properties officeooo:rsid="0020a6a0"/>
    </style:style>
    <style:style style:name="T15" style:family="text">
      <style:text-properties officeooo:rsid="0021dbc9"/>
    </style:style>
    <style:style style:name="T16" style:family="text">
      <style:text-properties officeooo:rsid="002457ce"/>
    </style:style>
    <style:style style:name="T17" style:family="text">
      <style:text-properties officeooo:rsid="0028344e"/>
    </style:style>
    <style:style style:name="T18" style:family="text">
      <style:text-properties officeooo:rsid="002c46be"/>
    </style:style>
    <style:style style:name="T19" style:family="text">
      <style:text-properties officeooo:rsid="002f6306"/>
    </style:style>
    <style:style style:name="T20" style:family="text">
      <style:text-properties officeooo:rsid="002fff20"/>
    </style:style>
    <style:style style:name="T21" style:family="text">
      <style:text-properties officeooo:rsid="00324708"/>
    </style:style>
    <style:style style:name="T22" style:family="text">
      <style:text-properties officeooo:rsid="0034b9fe"/>
    </style:style>
    <style:style style:name="T23" style:family="text">
      <style:text-properties officeooo:rsid="0035c559"/>
    </style:style>
    <style:style style:name="T24" style:family="text">
      <style:text-properties officeooo:rsid="0036df5d"/>
    </style:style>
    <style:style style:name="T25" style:family="text">
      <style:text-properties officeooo:rsid="00376ea3"/>
    </style:style>
    <style:style style:name="T26" style:family="text">
      <style:text-properties officeooo:rsid="00394580"/>
    </style:style>
    <style:style style:name="T27" style:family="text">
      <style:text-properties officeooo:rsid="003ad6cd"/>
    </style:style>
    <style:style style:name="T28" style:family="text">
      <style:text-properties officeooo:rsid="003ec66b"/>
    </style:style>
    <style:style style:name="T29" style:family="text">
      <style:text-properties fo:language="en" fo:country="US"/>
    </style:style>
    <style:style style:name="T30" style:family="text">
      <style:text-properties officeooo:rsid="003f669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2">S</text:span>etting up a server <text:span text:style-name="T1">for loopback or talkback</text:span></text:p>
      <text:p text:style-name="P11"/>
      <text:p text:style-name="P11">This workbook will describe the steps to take setup a server <text:span text:style-name="T1">can loopback (echo) the received information or the basics of a chat (talkback). It will describe the setup, but also the issues and learning that was obtained during the project.</text:span></text:p>
      <text:p text:style-name="P11"/>
      <text:p text:style-name="P12">Paul van Haastrecht</text:p>
      <text:p text:style-name="P12">January 2018</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4"><text:a xlink:type="simple" xlink:href="#__RefHeading___Toc129_816370782" text:style-name="Index_20_Link" text:visited-style-name="Index_20_Link"><text:span text:style-name="T29">1. Software<text:tab/>2</text:span></text:a></text:p>
          <text:p text:style-name="P4"><text:a xlink:type="simple" xlink:href="#__RefHeading___Toc131_816370782" text:style-name="Index_20_Link" text:visited-style-name="Index_20_Link"><text:span text:style-name="T29">2. Hardware<text:tab/>2</text:span></text:a></text:p>
          <text:p text:style-name="P4"><text:a xlink:type="simple" xlink:href="#__RefHeading___Toc133_816370782" text:style-name="Index_20_Link" text:visited-style-name="Index_20_Link"><text:span text:style-name="T29">3. Software setup<text:tab/>3</text:span></text:a></text:p>
          <text:p text:style-name="P5"><text:a xlink:type="simple" xlink:href="#__RefHeading___Toc137_816370782" text:style-name="Index_20_Link" text:visited-style-name="Index_20_Link"><text:span text:style-name="T29">3.1 Setup as a server on your network<text:tab/>3</text:span></text:a></text:p>
          <text:p text:style-name="P3"><text:a xlink:type="simple" xlink:href="#__RefHeading___Toc190_816370782" text:style-name="Index_20_Link" text:visited-style-name="Index_20_Link"><text:span text:style-name="T29">3.1.1 In pvh_ESP8266_Shield_loopback_gpio<text:tab/>3</text:span></text:a></text:p>
          <text:p text:style-name="P3"><text:a xlink:type="simple" xlink:href="#__RefHeading___Toc192_816370782" text:style-name="Index_20_Link" text:visited-style-name="Index_20_Link"><text:span text:style-name="T29">3.1.2 In pvh_ESP8266_Shield_talkback_gpio<text:tab/>3</text:span></text:a></text:p>
          <text:p text:style-name="P3"><text:a xlink:type="simple" xlink:href="#__RefHeading___Toc194_816370782" text:style-name="Index_20_Link" text:visited-style-name="Index_20_Link"><text:span text:style-name="T29">3.1.3. Difference between loopback and talkback<text:tab/>3</text:span></text:a></text:p>
          <text:p text:style-name="P5"><text:a xlink:type="simple" xlink:href="#__RefHeading___Toc141_816370782" text:style-name="Index_20_Link" text:visited-style-name="Index_20_Link"><text:span text:style-name="T29">3.2 Setup Debug<text:tab/>4</text:span></text:a></text:p>
          <text:p text:style-name="P5"><text:a xlink:type="simple" xlink:href="#__RefHeading___Toc143_816370782" text:style-name="Index_20_Link" text:visited-style-name="Index_20_Link"><text:span text:style-name="T29">3.3 Setup Client software<text:tab/>4</text:span></text:a></text:p>
          <text:p text:style-name="P4"><text:a xlink:type="simple" xlink:href="#__RefHeading___Toc145_816370782" text:style-name="Index_20_Link" text:visited-style-name="Index_20_Link"><text:span text:style-name="T29">4 Hardware setup<text:tab/>4</text:span></text:a></text:p>
          <text:p text:style-name="P5"><text:a xlink:type="simple" xlink:href="#__RefHeading___Toc147_816370782" text:style-name="Index_20_Link" text:visited-style-name="Index_20_Link"><text:span text:style-name="T29">4.1 Setup ESP8266<text:tab/>4</text:span></text:a></text:p>
          <text:p text:style-name="P4"><text:a xlink:type="simple" xlink:href="#__RefHeading___Toc151_816370782" text:style-name="Index_20_Link" text:visited-style-name="Index_20_Link"><text:span text:style-name="T29">5. Software usage<text:tab/>5</text:span></text:a></text:p>
          <text:p text:style-name="P5"><text:a xlink:type="simple" xlink:href="#__RefHeading___Toc153_816370782" text:style-name="Index_20_Link" text:visited-style-name="Index_20_Link"><text:span text:style-name="T29">5.1 Starting server<text:tab/>5</text:span></text:a></text:p>
          <text:p text:style-name="P5"><text:a xlink:type="simple" xlink:href="#__RefHeading___Toc159_816370782" text:style-name="Index_20_Link" text:visited-style-name="Index_20_Link"><text:span text:style-name="T29">5.3 Client setup<text:tab/>6</text:span></text:a></text:p>
          <text:p text:style-name="P3"><text:a xlink:type="simple" xlink:href="#__RefHeading___Toc196_816370782" text:style-name="Index_20_Link" text:visited-style-name="Index_20_Link"><text:span text:style-name="T29">5.3.1 loopback<text:tab/>6</text:span></text:a></text:p>
          <text:p text:style-name="P3"><text:a xlink:type="simple" xlink:href="#__RefHeading___Toc198_816370782" text:style-name="Index_20_Link" text:visited-style-name="Index_20_Link"><text:span text:style-name="T29">5.3.2 talkback<text:tab/>6</text:span></text:a></text:p>
          <text:p text:style-name="P4"><text:a xlink:type="simple" xlink:href="#__RefHeading___Toc161_816370782" text:style-name="Index_20_Link" text:visited-style-name="Index_20_Link"><text:span text:style-name="T29">6. Using software<text:tab/>7</text:span></text:a></text:p>
          <text:p text:style-name="P5"><text:a xlink:type="simple" xlink:href="#__RefHeading___Toc200_816370782" text:style-name="Index_20_Link" text:visited-style-name="Index_20_Link"><text:span text:style-name="T29">6.1.1 loopback<text:tab/>7</text:span></text:a></text:p>
          <text:p text:style-name="P5"><text:a xlink:type="simple" xlink:href="#__RefHeading___Toc202_816370782" text:style-name="Index_20_Link" text:visited-style-name="Index_20_Link"><text:span text:style-name="T29">6.1.2 talkback<text:tab/>8</text:span></text:a></text:p>
          <text:p text:style-name="P4"><text:a xlink:type="simple" xlink:href="#__RefHeading___Toc163_816370782" text:style-name="Index_20_Link" text:visited-style-name="Index_20_Link"><text:span text:style-name="T29">7. Software insights in the Sketch<text:tab/>9</text:span></text:a></text:p>
          <text:p text:style-name="P4"><text:a xlink:type="simple" xlink:href="#__RefHeading___Toc165_816370782" text:style-name="Index_20_Link" text:visited-style-name="Index_20_Link"><text:span text:style-name="T29">8. Software insights in the driver<text:tab/>10</text:span></text:a></text:p>
          <text:p text:style-name="P5"><text:a xlink:type="simple" xlink:href="#__RefHeading___Toc169_816370782" text:style-name="Index_20_Link" text:visited-style-name="Index_20_Link"><text:span text:style-name="T29">8.1 RAM space<text:tab/>10</text:span></text:a></text:p>
          <text:p text:style-name="P5"><text:a xlink:type="simple" xlink:href="#__RefHeading___Toc171_816370782" text:style-name="Index_20_Link" text:visited-style-name="Index_20_Link"><text:span text:style-name="T29">8.2 SoftSerial<text:tab/>10</text:span></text:a></text:p>
        </text:index-body>
      </text:table-of-content>
      <text:p text:style-name="P13"/>
      <text:p text:style-name="P11"/>
      <text:h text:style-name="P63" text:outline-level="1"/>
      <text:h text:style-name="P64" text:outline-level="1"><text:bookmark-start text:name="__RefHeading___Toc129_816370782"/><text:span text:style-name="T22">1. </text:span>Software<text:bookmark-end text:name="__RefHeading___Toc129_816370782"/></text:h>
      <text:p text:style-name="P11">The test has been performed with the Arduino IDE 1.8.6.</text:p>
      <text:p text:style-name="P11"/>
      <text:p text:style-name="P11">It requires the enhanced version of the Sparkfun ESP8266 AT WIFI shield library from github</text:p>
      <text:p text:style-name="P1"><text:a xlink:type="simple" xlink:href="https://github.com/paulvha/PVH_ESP8266_AT_Arduino_Library" text:style-name="Internet_20_link" text:visited-style-name="Visited_20_Internet_20_Link"><text:span text:style-name="T29">https://github.com/paulvha/PVH_ESP8266_AT_Arduino_Library</text:span></text:a></text:p>
      <text:p text:style-name="P11"/>
      <text:p text:style-name="P11">This needs to be installed as any other IDE library (there is enough documentation around that.<text:span text:style-name="T3">). Install the library, restart the IDE.</text:span></text:p>
      <text:p text:style-name="P11"/>
      <text:p text:style-name="P13">For the remote client and separate test program is developed in C-language.: tclient.c. <text:span text:style-name="T28">It is available in the “extra” folder of the library. </text:span>This program has successfully been used on the Raspberry PI and Ubuntu.</text:p>
      <text:h text:style-name="P62" text:outline-level="1"><text:bookmark-start text:name="__RefHeading___Toc131_816370782"/><text:span text:style-name="T22">2. </text:span>Hardware<text:bookmark-end text:name="__RefHeading___Toc131_816370782"/></text:h>
      <text:p text:style-name="P11"/>
      <text:p text:style-name="P14">I have used an Arduino Uno and a Sparkfun ESP8266 WIFI Shield.</text:p>
      <text:p text:style-name="P2"><text:span text:style-name="T29"><text:s/>( </text:span><text:a xlink:type="simple" xlink:href="https://www.sparkfun.com/products/13287" text:style-name="Internet_20_link" text:visited-style-name="Visited_20_Internet_20_Link"><text:span text:style-name="T29">https://www.sparkfun.com/products/13287</text:span></text:a><text:span text:style-name="T29">) .</text:span></text:p>
      <text:p text:style-name="P13"/>
      <text:p text:style-name="P13"/>
      <text:h text:style-name="P63" text:outline-level="1"/>
      <text:h text:style-name="P64" text:outline-level="1"><text:bookmark-start text:name="__RefHeading___Toc133_816370782"/><text:span text:style-name="T22">3. </text:span>Software setup <text:bookmark-end text:name="__RefHeading___Toc133_816370782"/></text:h>
      <text:h text:style-name="P7" text:outline-level="2"><text:bookmark-start text:name="__RefHeading___Toc137_816370782"/><text:span text:style-name="T22">3.1 </text:span>Setup <text:span text:style-name="T8">as a server on your network </text:span><text:bookmark-end text:name="__RefHeading___Toc137_816370782"/></text:h>
      <text:p text:style-name="P17"/>
      <text:p text:style-name="P15">Obtain the example : </text:p>
      <text:p text:style-name="P15">File, Examples, (scroll down) PVH_ESP8266_AT , pvh_ESP8266_Shield_<text:span text:style-name="T25">loopback_gpio</text:span></text:p>
      <text:p text:style-name="P16"><text:span text:style-name="T25">or <text:s/></text:span>pvh_ESP8266_Shield_<text:span text:style-name="T25">talkback_gpio.</text:span></text:p>
      <text:p text:style-name="P16"/>
      <text:p text:style-name="P15">Save this for your self : File, save-as <text:span text:style-name="T4">(give it a name)</text:span></text:p>
      <text:p text:style-name="P15"/>
      <text:p text:style-name="P18">Look for :</text:p>
      <text:p text:style-name="P19"><text:tab/>/<text:span text:style-name="T8">///////////////////////////////////////////</text:span></text:p>
      <text:p text:style-name="P22"><text:tab/>// WiFi Network Definitions //</text:p>
      <text:p text:style-name="P22"><text:tab/>///////////////////////////////////////////</text:p>
      <text:p text:style-name="P22"><text:tab/>// Replace these two character strings with the name and</text:p>
      <text:p text:style-name="P22"><text:tab/>// password of your WiFi network.</text:p>
      <text:p text:style-name="P22"><text:tab/><text:bookmark-start text:name="__DdeLink__175_816370782"/>const char mySSID[] = "yourSSIDhere";</text:p>
      <text:p text:style-name="P22"><text:tab/>const char myPSK[] = "yourPWDhere";<text:bookmark-end text:name="__DdeLink__175_816370782"/></text:p>
      <text:p text:style-name="P22"/>
      <text:p text:style-name="P20">You <text:span text:style-name="T8">MUST</text:span> change <text:span text:style-name="T8">to set it to your </text:span>SSID name <text:span text:style-name="T8">and</text:span> password <text:span text:style-name="T8">in order to connect.</text:span></text:p>
      <text:h text:style-name="P70" text:outline-level="3"><text:bookmark-start text:name="__RefHeading___Toc190_816370782"/><text:span text:style-name="T25">3.1.1 In </text:span><text:span text:style-name="T5">pvh_ESP8266_Shield_</text:span><text:span text:style-name="T7">loopback_gpio</text:span><text:bookmark-end text:name="__RefHeading___Toc190_816370782"/></text:h>
      <text:p text:style-name="P19"><text:tab/>uint16_t server_port = 33<text:span text:style-name="T23">3</text:span>;</text:p>
      <text:p text:style-name="P18"/>
      <text:p text:style-name="P18">If you change the server_port number, you will als<text:span text:style-name="T30">o</text:span> have to change this in tclient.c (<text:span text:style-name="T23">PORT</text:span>_<text:span text:style-name="T23">LOOP</text:span>).</text:p>
      <text:p text:style-name="P17"/>
      <text:h text:style-name="P70" text:outline-level="3"><text:bookmark-start text:name="__RefHeading___Toc192_816370782"/><text:span text:style-name="T25">3.1.2 In </text:span><text:span text:style-name="T5">pvh_ESP8266_Shield_</text:span><text:span text:style-name="T7">talkback_gpio</text:span><text:bookmark-end text:name="__RefHeading___Toc192_816370782"/></text:h>
      <text:p text:style-name="P21"><text:tab/>uint16_t server_port = 33<text:span text:style-name="T25">4</text:span>;</text:p>
      <text:p text:style-name="P21"/>
      <text:p text:style-name="P21">If you change the server_port number, you will als<text:span text:style-name="T30">o</text:span> have to change this in tclient.c (<text:span text:style-name="T23">PORT</text:span>_<text:span text:style-name="T25">TALK</text:span>).</text:p>
      <text:p text:style-name="P21"/>
      <text:h text:style-name="P70" text:outline-level="3"><text:bookmark-start text:name="__RefHeading___Toc194_816370782"/>3.1.3. Difference between loopback and talkback<text:bookmark-end text:name="__RefHeading___Toc194_816370782"/></text:h>
      <text:p text:style-name="P23">The difference between loopback and talkback, is that in loopback the received information is returned to the client, in talkback the information typed in the serial monitor is sent (like a chat).</text:p>
      <text:h text:style-name="P8" text:outline-level="2"/>
      <text:h text:style-name="P10" text:outline-level="2"><text:bookmark-start text:name="__RefHeading___Toc141_816370782"/><text:span text:style-name="T22">3.2 </text:span>Setup Debug<text:bookmark-end text:name="__RefHeading___Toc141_816370782"/></text:h>
      <text:p text:style-name="P22">A new feature with this driver is to see what information is exchanged between the Arduino and ESP8266. In the setup(),</text:p>
      <text:p text:style-name="P22"/>
      <text:p text:style-name="P22"><text:s text:c="2"/><text:tab/>// enable debug data from driver</text:p>
      <text:p text:style-name="P22"><text:s text:c="2"/><text:tab/>// (0 = disable (default), 1 = show commands, 2 = detailed)</text:p>
      <text:p text:style-name="P22"><text:s/><text:tab/> esp8266.debug(0);</text:p>
      <text:p text:style-name="P22"/>
      <text:p text:style-name="P22">0 <text:s/>is default (actually you do not need to call it), </text:p>
      <text:p text:style-name="P22">1 <text:s/>will show which commands are sent to the ESP8266. This will align with the ESP8266 AT</text:p>
      <text:p text:style-name="P22"><text:s text:c="4"/>documentation (which is also stored in the extra directory of the driver)</text:p>
      <text:p text:style-name="P22">2 <text:s/>will show next to the commands, the feedback from the ESP8266. The format <text:s/><text:span text:style-name="T9">for each line</text:span>:</text:p>
      <text:p text:style-name="P22"><text:tab/>btb C H B \n</text:p>
      <text:p text:style-name="P22"><text:tab/><text:tab/>btb: byte to buffer routine</text:p>
      <text:p text:style-name="P22"><text:tab/><text:tab/>C : character as received</text:p>
      <text:p text:style-name="P22"><text:tab/><text:tab/>H : hex value of the character</text:p>
      <text:p text:style-name="P22"><text:tab/><text:tab/>B : buffer index</text:p>
      <text:p text:style-name="P22"/>
      <text:p text:style-name="P24">With option 2 it might be hard to see at the serial output as a lot of information is flowing over the screen, but you can pause that and scroll back by disabling <text:span text:style-name="T10">auto scroll</text:span> bottom left in the IDE serial <text:span text:style-name="T28">monitor</text:span>.</text:p>
      <text:p text:style-name="P24"/>
      <text:h text:style-name="P6" text:outline-level="2"><text:bookmark-start text:name="__RefHeading___Toc143_816370782"/><text:span text:style-name="T23">3.3 </text:span>Setup Client software<text:bookmark-end text:name="__RefHeading___Toc143_816370782"/></text:h>
      <text:p text:style-name="P25">The tclient.c has been tested under Linux on the Raspberry Pi-3 and Ubuntu. <text:s/>To compile on the Raspberry Pi: <text:span text:style-name="T5"><text:s/>cc -o tclient tclient.c. </text:span><text:span text:style-name="T11"><text:s/>With little changes (e.g. getopt) it could be made to work </text:span></text:p>
      <text:p text:style-name="P26">also under windows.</text:p>
      <text:p text:style-name="P26"/>
      <text:h text:style-name="P62" text:outline-level="1"><text:bookmark-start text:name="__RefHeading___Toc145_816370782"/><text:span text:style-name="T22">4 </text:span>Hardware setup<text:bookmark-end text:name="__RefHeading___Toc145_816370782"/></text:h>
      <text:h text:style-name="P6" text:outline-level="2"><text:bookmark-start text:name="__RefHeading___Toc147_816370782"/><text:span text:style-name="T22">4.1 </text:span>Setup ESP8266<text:bookmark-end text:name="__RefHeading___Toc147_816370782"/></text:h>
      <text:p text:style-name="P27"/>
      <text:p text:style-name="P27">Set the switch <text:span text:style-name="T14">for the serial connection</text:span> on the ESP8266 to SW (softserial), otherwise it will not work. I have connected <text:span text:style-name="T13">the Arduino Stackable Header Kit, so it connects directly to the board. <text:s/>I had issues with that it would not connect. For that I have include txpower() in the sketch (see later “software insights in sketch”)</text:span></text:p>
      <text:p text:style-name="P27"/>
      <text:h text:style-name="P63" text:outline-level="1"/>
      <text:h text:style-name="P64" text:outline-level="1"><text:bookmark-start text:name="__RefHeading___Toc151_816370782"/><text:span text:style-name="T22">5. </text:span>Software <text:span text:style-name="T12">usage</text:span><text:bookmark-end text:name="__RefHeading___Toc151_816370782"/></text:h>
      <text:h text:style-name="P9" text:outline-level="2"><text:bookmark-start text:name="__RefHeading___Toc153_816370782"/>5.1 Starting server<text:bookmark-end text:name="__RefHeading___Toc153_816370782"/></text:h>
      <text:p text:style-name="P36">After setting the parameters, compile and loading to the Arduino. Then open the serial monitor for 9600 baud connection (default)</text:p>
      <text:p text:style-name="P36"/>
      <text:p text:style-name="P36">The first message is : <text:s/><text:span text:style-name="T5">Press any key to begin.</text:span></text:p>
      <text:p text:style-name="P36"/>
      <text:p text:style-name="P36">This is waiting on your presence . After pressing &lt;enter&gt; the following sequence will appear</text:p>
      <text:p text:style-name="P36"/>
      <text:p text:style-name="P36"><text:tab/>initializing ESP8266</text:p>
      <text:p text:style-name="P36"><text:tab/>ESP8266 Shield Present</text:p>
      <text:p text:style-name="P36"><text:tab/>Stop any server running + board reset ( 2 - 3 seconds)</text:p>
      <text:p text:style-name="P39"><text:tab/>ATversion <text:s text:c="5"/>: 0.30.0.0(Jul <text:s/>3 2015 19:35:49)</text:p>
      <text:p text:style-name="P39"><text:tab/>SDKversion <text:s text:c="2"/>: 1.2.0</text:p>
      <text:p text:style-name="P39"><text:tab/>CompileTime : Jul <text:s/>7 2015 18:34:26</text:p>
      <text:p text:style-name="P39"><text:tab/>start connecting</text:p>
      <text:p text:style-name="P39"><text:tab/>Mode set to station</text:p>
      <text:p text:style-name="P40"><text:tab/>Try to detect &lt;SSID&gt; </text:p>
      <text:p text:style-name="P39"><text:tab/>(4,"&lt;SSID&gt; ",-52,"c0:c1:c0:58:ca:e3",1,0)</text:p>
      <text:p text:style-name="P40"><text:tab/>Connecting to &lt;SSID&gt; </text:p>
      <text:p text:style-name="P39"><text:tab/>My IP : 192.168.1.107</text:p>
      <text:p text:style-name="P39"><text:tab/>My MAC: 5c:cf:7f:e3:5d:11</text:p>
      <text:p text:style-name="P39"><text:tab/>Connected to: &lt;SSID&gt; </text:p>
      <text:p text:style-name="P42"/>
      <text:p text:style-name="P37"><text:tab/>Press any key to start server. </text:p>
      <text:p text:style-name="P37"/>
      <text:p text:style-name="P44">&lt;SSID&gt; <text:span text:style-name="T23">is your SSID</text:span>, <text:span text:style-name="T1">it </text:span>will show the SSID you have set for your network. If that connection fails all the time, check your network SSID and Password. If that keeps failing, maybe you have a weak signal. <text:span text:style-name="T23">The sketch will try to detect your SSID and show information (documented in the sketch and below in “Software insights in Sketch”) </text:span></text:p>
      <text:p text:style-name="P44"/>
      <text:p text:style-name="P43">After pressing &lt;enter&gt; you will something like:</text:p>
      <text:p text:style-name="P43"><text:span text:style-name="T25">loopback : </text:span><text:tab/><text:span text:style-name="T23">Server started! Go to 192.168.1.107 <text:s/>port : 333 </text:span></text:p>
      <text:p text:style-name="P23">talkback : <text:tab/><text:span text:style-name="T23">Server started! Go to 192.168.1.107 <text:s/>port : 334 <text:s/>(Different port!!)</text:span></text:p>
      <text:p text:style-name="P23"/>
      <text:p text:style-name="P43">Watch the IP address , as you need that later on for the command line on your client application </text:p>
      <text:p text:style-name="P43"><text:tab/></text:p>
      <text:p text:style-name="P68"/>
      <text:p text:style-name="P69"><text:bookmark-start text:name="__RefHeading___Toc157_816370782"/>NOTE<text:bookmark-end text:name="__RefHeading___Toc157_816370782"/></text:p>
      <text:p text:style-name="P36">Sometimes however, <text:span text:style-name="T14">much </text:span>more than I want<text:span text:style-name="T14">ed</text:span>, <text:span text:style-name="T14">my</text:span> board <text:span text:style-name="T14">wa</text:span>s not reacting (this can be seen with setting debug to 2). If it ends with <text:span text:style-name="T15">something like</text:span>:</text:p>
      <text:p text:style-name="P45"><text:tab/>Error during stopping server.</text:p>
      <text:p text:style-name="P45"><text:tab/>Error: 0</text:p>
      <text:p text:style-name="P45"><text:tab/>Looping forever. </text:p>
      <text:p text:style-name="P36"><text:span text:style-name="T14">T</text:span>he best way is to close the serial <text:span text:style-name="T14">monitor</text:span> and re-open the serial <text:span text:style-name="T14">monitor</text:span> <text:span text:style-name="T14">and try again. Sometimes I had to do so 3 times, sometimes I had to re-compile and reload, sometimes I had to remove the USB for a hard reset. Using the reset switch does not do ANYTHING, other than reboot the Arduino.</text:span></text:p>
      <text:p text:style-name="P38"/>
      <text:p text:style-name="P45"><text:span text:style-name="T5">WARNING:</text:span> IF YOU REMOVE AND REAPPLY POWER, MAKE SURE THAT THE SERIAL MONITOR IS CLOSED. OTHERWISE IT WILL NOT RE-CONNECT ON THE SAME USB PORT</text:p>
      <text:p text:style-name="P45"/>
      <text:h text:style-name="P6" text:outline-level="2"><text:bookmark-start text:name="__RefHeading___Toc159_816370782"/><text:span text:style-name="T22">5.3 </text:span>Client setup<text:bookmark-end text:name="__RefHeading___Toc159_816370782"/></text:h>
      <text:h text:style-name="P70" text:outline-level="3"><text:bookmark-start text:name="__RefHeading___Toc196_816370782"/>5.3.1 loopback<text:bookmark-end text:name="__RefHeading___Toc196_816370782"/></text:h>
      <text:p text:style-name="P46">To start the client connection, type ./tclient -<text:span text:style-name="T23">l</text:span> &lt;IP-address&gt; <text:span text:style-name="T28">(lowercase ‘L’)</text:span></text:p>
      <text:p text:style-name="P46">Taken the examples above <text:s/>running as Server <text:s/>: ./tclient -<text:span text:style-name="T1">l</text:span> 192.168.1.107</text:p>
      <text:p text:style-name="P46"/>
      <text:p text:style-name="P46">The port (33<text:span text:style-name="T23">3</text:span>) is hard coded in the program and chosen as you select -<text:span text:style-name="T26">l</text:span> option.</text:p>
      <text:p text:style-name="P46"/>
      <text:h text:style-name="P70" text:outline-level="3"><text:bookmark-start text:name="__RefHeading___Toc198_816370782"/>5.3.2 talkback<text:bookmark-end text:name="__RefHeading___Toc198_816370782"/></text:h>
      <text:p text:style-name="P47">To start the client connection, type ./tclient -<text:span text:style-name="T26">t</text:span> &lt;IP-address&gt;</text:p>
      <text:p text:style-name="P47">Taken the examples above <text:s/>running as Server <text:s/>: ./tclient -<text:span text:style-name="T1">t</text:span> 192.168.1.107</text:p>
      <text:p text:style-name="P47"/>
      <text:p text:style-name="P47">The port (33<text:span text:style-name="T26">4</text:span>) is hard coded in the program and chosen as you select -<text:span text:style-name="T26">t </text:span>option.</text:p>
      <text:h text:style-name="P64" text:outline-level="1"><text:bookmark-start text:name="__RefHeading___Toc161_816370782"/><text:span text:style-name="T22">6. </text:span>Using software <text:bookmark-end text:name="__RefHeading___Toc161_816370782"/></text:h>
      <text:p text:style-name="P46">Once you started the client on the serial monitor from the Arduino you should see</text:p>
      <text:p text:style-name="P39"><text:tab/>Client detected</text:p>
      <text:p text:style-name="P39"><text:tab/>Loop back client connected!</text:p>
      <text:p text:style-name="P48"/>
      <text:p text:style-name="P46">If NOT, <text:span text:style-name="T23">press CONTROL-C on the client to exit the tclient</text:span> and <text:span text:style-name="T16">try to </text:span>connect <text:span text:style-name="T16">the tclient </text:span>again.</text:p>
      <text:p text:style-name="P46"/>
      <text:p text:style-name="P50">NOTE: </text:p>
      <text:p text:style-name="P46">If the client show “connect error”, most of the time the ESP8266 server has not been started and waiting on you to press enter. (happened to me more than once).</text:p>
      <text:p text:style-name="P46"/>
      <text:p text:style-name="P49"><text:span text:style-name="T5">WARNING: </text:span>IT WILL TAKE SOMETIME BEFORE THE SERVER STARTS, BUT ALSO SOMETIME AFTER THE CLIENT DISCONNECT AND CAN CONNECT AGAIN. </text:p>
      <text:p text:style-name="P49">WAIT 10 SECONDS AFTER <text:span text:style-name="T16">SERVER </text:span>START OR DISCONNECT TO <text:s/>(RE) CONNECT.</text:p>
      <text:p text:style-name="P49"/>
      <text:h text:style-name="P6" text:outline-level="2"><text:bookmark-start text:name="__RefHeading___Toc200_816370782"/>6.1.1 loopback<text:bookmark-end text:name="__RefHeading___Toc200_816370782"/></text:h>
      <text:p text:style-name="P51">On the client you should see :</text:p>
      <text:p text:style-name="P52"><text:tab/>Loop back demo</text:p>
      <text:p text:style-name="P39"><text:tab/>to remote :</text:p>
      <text:p text:style-name="P39"/>
      <text:p text:style-name="P39">As example you type : hallo &lt;enter&gt;</text:p>
      <text:p text:style-name="P39"/>
      <text:p text:style-name="P39"><text:tab/>sending</text:p>
      <text:p text:style-name="P39"><text:tab/>waiting for echo</text:p>
      <text:p text:style-name="P39"><text:tab/></text:p>
      <text:p text:style-name="P39"><text:tab/>received: <text:s/>hallo</text:p>
      <text:p text:style-name="P39"/>
      <text:p text:style-name="P51"><text:tab/><text:span text:style-name="T23">to remote:</text:span></text:p>
      <text:p text:style-name="P53"/>
      <text:p text:style-name="P39">On the serial monitor you’ll see:</text:p>
      <text:p text:style-name="P39"/>
      <text:p text:style-name="P39"><text:tab/>Client detected</text:p>
      <text:p text:style-name="P39"><text:tab/>Loop back client connected!</text:p>
      <text:p text:style-name="P39"><text:tab/>Received : hallo</text:p>
      <text:p text:style-name="P53"/>
      <text:h text:style-name="P8" text:outline-level="2"/>
      <text:h text:style-name="P10" text:outline-level="2"><text:bookmark-start text:name="__RefHeading___Toc202_816370782"/>6.1.2 talkback<text:bookmark-end text:name="__RefHeading___Toc202_816370782"/></text:h>
      <text:p text:style-name="P55"/>
      <text:p text:style-name="P55"><text:span text:style-name="T1">O</text:span>n the client you should see:</text:p>
      <text:p text:style-name="P52"><text:tab/>Talking back demo</text:p>
      <text:p text:style-name="P52"><text:tab/>to remote:</text:p>
      <text:p text:style-name="P52"/>
      <text:p text:style-name="P41">As example you type : </text:p>
      <text:p text:style-name="P41"><text:span text:style-name="T27"><text:tab/>to remote : </text:span>hallo &lt;enter&gt;</text:p>
      <text:p text:style-name="P41"><text:tab/><text:span text:style-name="T27">to remote: all OK? &lt;enter&gt;</text:span></text:p>
      <text:p text:style-name="P41"><text:tab/><text:span text:style-name="T27">to remote:</text:span></text:p>
      <text:p text:style-name="P54"/>
      <text:p text:style-name="P41">On the serial monitor you’ll see:</text:p>
      <text:p text:style-name="P41"/>
      <text:p text:style-name="P41"><text:tab/><text:span text:style-name="T27">Client detected</text:span></text:p>
      <text:p text:style-name="P52"><text:tab/>Talk back client connected!</text:p>
      <text:p text:style-name="P52"><text:tab/>FROM: hallo</text:p>
      <text:p text:style-name="P52"><text:tab/>FROM: all OK ?</text:p>
      <text:p text:style-name="P52"/>
      <text:p text:style-name="P52">As example in the serial monitor you type : yes <text:span text:style-name="T28">&lt; enter&gt;</text:span></text:p>
      <text:p text:style-name="P52"><text:tab/>On the <text:span text:style-name="T28">serial monitor </text:span><text:s/>now :</text:p>
      <text:p text:style-name="P52"/>
      <text:p text:style-name="P52"><text:tab/>Client detected</text:p>
      <text:p text:style-name="P52"><text:tab/>Talk back client connected!</text:p>
      <text:p text:style-name="P52"><text:tab/>FROM: hallo</text:p>
      <text:p text:style-name="P52"><text:tab/>FROM: all OK ?</text:p>
      <text:p text:style-name="P52"><text:tab/>TO <text:s/>: yes</text:p>
      <text:p text:style-name="P52"/>
      <text:p text:style-name="P52">On the client screen now:</text:p>
      <text:p text:style-name="P41"><text:span text:style-name="T27"><text:tab/>to remote : </text:span>hallo &lt;enter&gt;</text:p>
      <text:p text:style-name="P41"><text:tab/><text:span text:style-name="T27">to remote: all OK?</text:span></text:p>
      <text:p text:style-name="P41"><text:tab/><text:span text:style-name="T28">received : yes</text:span></text:p>
      <text:p text:style-name="P52"><text:tab/>to remote:</text:p>
      <text:p text:style-name="P41"/>
      <text:p text:style-name="P41"/>
      <text:p text:style-name="P52">P.s. <text:span text:style-name="T1">Loopback &amp; </text:span>Talkback <text:span text:style-name="T1">sketch have a</text:span> time out after 1 minute of no activity.</text:p>
      <text:h text:style-name="P64" text:outline-level="1"><text:bookmark-start text:name="__RefHeading___Toc163_816370782"/><text:span text:style-name="T22">7. </text:span>Software insights in the Sketch<text:bookmark-end text:name="__RefHeading___Toc163_816370782"/></text:h>
      <text:p text:style-name="P56">Sharing some aspects of the software to share.</text:p>
      <text:p text:style-name="P56"/>
      <text:p text:style-name="P57"><text:s/></text:p>
      <text:p text:style-name="P58">Setup()</text:p>
      <text:p text:style-name="P58"><text:span text:style-name="T11">The</text:span><text:span text:style-name="T5"> </text:span><text:span text:style-name="T6">esp8266.</text:span><text:span text:style-name="T5">debug</text:span><text:span text:style-name="T6">() </text:span>See the debug information in the chapter setting up software</text:p>
      <text:p text:style-name="P58"><text:s/></text:p>
      <text:p text:style-name="P56">initializeESP8266() </text:p>
      <text:p text:style-name="P56">The <text:span text:style-name="T5">esp8266.tcpStopServer() </text:span>is a new feature. When setting up as a server we want to be able to <text:span text:style-name="T18">potentially </text:span>switch to different port than the current. This can only be done if we first STOP a potential current server. Stopping means also a reset, which takes time and it is important to wait for proper reset.</text:p>
      <text:p text:style-name="P56"/>
      <text:p text:style-name="P58">The <text:span text:style-name="T5">esp8266.txpower(ESP8266_POWER_SET, 40) </text:span>is a new feature. It allows to set the transmitter power in steps of 0.25db. The value can be between 0 and 82. Setting it to the highest power however, while using the on-board antenna, caused communication issues. However it solved the issue that I was hardly able with the shield directly connected on the Arduino to connect to my network. More experimenting <text:span text:style-name="T18">should</text:span> be done to find the right signal strength.</text:p>
      <text:p text:style-name="P58"/>
      <text:p text:style-name="P59">With the <text:span text:style-name="T5">setSpeed(19200) </text:span>subroutine you can change the <text:span text:style-name="T5">softSerial()</text:span> speed of communication between the ESP8266 and Arduino. Most of the time the 9600 default is good enough, but you can change it <text:span text:style-name="T28">with this example</text:span>.</text:p>
      <text:p text:style-name="P59"/>
      <text:p text:style-name="P59">With <text:span text:style-name="T5">setDHCP()</text:span> the ESP8266 is instructed to obtain an IP address from the access point.</text:p>
      <text:p text:style-name="P59"/>
      <text:p text:style-name="P59">With <text:span text:style-name="T5">setstatic() </text:span>one get set a static address on the server. You must call setDHCP() <text:s/>in a later sketch if you want the IP address from the access point.</text:p>
      <text:p text:style-name="P59"/>
      <text:p text:style-name="P59">The <text:span text:style-name="T5">checkssid(int disp) </text:span>will check whether the requested SSID is available and display information about the network : The <text:s text:c="2"/>output is raw format : (4,"homelan",-45,"c0:c1:c0:58:ca:e3",1,0)</text:p>
      <text:p text:style-name="P59"><text:s/><text:tab/>4 <text:s/>: WPA_WPA2_PSK</text:p>
      <text:p text:style-name="P59"><text:s/><text:tab/> <text:s text:c="21"/>0 OPEN</text:p>
      <text:p text:style-name="P59"><text:s/><text:tab/> <text:s text:c="22"/>1 WEP</text:p>
      <text:p text:style-name="P59"><text:s/><text:tab/> <text:s text:c="22"/>2 WPA_PSK</text:p>
      <text:p text:style-name="P59"><text:s/><text:tab/> <text:s text:c="22"/>3 WPA2_PSK</text:p>
      <text:p text:style-name="P59"><text:s/><text:tab/> <text:s text:c="22"/>4 WPA_WPA2_PSK</text:p>
      <text:p text:style-name="P59"><text:s/></text:p>
      <text:p text:style-name="P59"><text:s/><text:tab/>homelan <text:s text:c="11"/>: <text:s/>SSID of AP</text:p>
      <text:p text:style-name="P59"><text:s/><text:tab/>-45 <text:s text:c="16"/>: <text:s/>signal strength</text:p>
      <text:p text:style-name="P59"><text:s/><text:tab/>“c0:c1:c0:58:ca:e3" : <text:s/>MAC address</text:p>
      <text:p text:style-name="P59"><text:s/><text:tab/>1 <text:s text:c="18"/>: <text:s/>channel</text:p>
      <text:p text:style-name="P59"><text:s/><text:tab/>0 <text:s text:c="18"/>: <text:s/>&lt;freq offset&gt; frequency offset of AP,unit:KHz.</text:p>
      <text:p text:style-name="P59"><text:s/><text:tab/> <text:s text:c="24"/>&lt;freq offset&gt; / 2.4 to get unit ppm”</text:p>
      <text:p text:style-name="P59"/>
      <text:p text:style-name="P59">The <text:span text:style-name="T5">firmware_info() </text:span>subroutine will obtain the firmware information from the ESP8266. </text:p>
      <text:p text:style-name="P60"/>
      <text:p text:style-name="P59"><text:span text:style-name="T5">DisplayConnectInfo() </text:span>will display the MAC, IP and access point</text:p>
      <text:p text:style-name="P59"><text:soft-page-break/></text:p>
      <text:h text:style-name="P62" text:outline-level="1"><text:bookmark-start text:name="__RefHeading___Toc165_816370782"/><text:span text:style-name="T22">8. </text:span>Software insights in the <text:span text:style-name="T17">driver</text:span><text:bookmark-end text:name="__RefHeading___Toc165_816370782"/></text:h>
      <text:p text:style-name="P28">A large number of changes have applied for the driver and are documented in a separately.</text:p>
      <text:p text:style-name="P28"/>
      <text:h text:style-name="P6" text:outline-level="2"><text:bookmark-start text:name="__RefHeading___Toc169_816370782"/><text:span text:style-name="T28">8.1 </text:span>RAM space<text:bookmark-end text:name="__RefHeading___Toc169_816370782"/></text:h>
      <text:p text:style-name="P29">Important for this project was the on-going challenge with RAM space. <text:s/>The final version had a constant warning on low memory available, but all worked well:</text:p>
      <text:p text:style-name="P29"/>
      <text:p text:style-name="P30"><text:tab/><text:span text:style-name="T24">Build options changed, rebuilding all</text:span></text:p>
      <text:p text:style-name="P32"><text:tab/>Sketch uses 15350 bytes (47%) of program storage space. Maximum is 32256 bytes.</text:p>
      <text:p text:style-name="P32"><text:tab/>Global variables use 1360 bytes (66%) of dynamic memory, leaving 688 bytes for local <text:tab/>variables. Maximum is 2048 bytes.</text:p>
      <text:p text:style-name="P29"/>
      <text:p text:style-name="P31">Part of this is because of the extended features and improvements in the driver. <text:s/>There is a way however to reduce that impact in the file <text:span text:style-name="T5">PVH_ESP8266WiFi.h,</text:span> near the top around line 70, you can remove the comments slashes before : //<text:span text:style-name="T5">#define ESP_LIGHT 1 </text:span><text:span text:style-name="T20">to <text:s/>: </text:span>#define ESP_LIGHT 1.</text:p>
      <text:p text:style-name="P33">Save that, recompile the sketch. </text:p>
      <text:p text:style-name="P29"/>
      <text:p text:style-name="P29">This will create a lighter version of the driver by removing <text:span text:style-name="T20">features and reduce the buffer (now that these features are removed). Those features are NOT used in this sketch, but might be in other sketches who than fail if you try them later on. <text:s/>It will help for about 120 bytes of RAM.</text:span></text:p>
      <text:p text:style-name="P29"/>
      <text:h text:style-name="P6" text:outline-level="2"><text:bookmark-start text:name="__RefHeading___Toc171_816370782"/><text:span text:style-name="T28">8.2 </text:span>SoftSerial<text:bookmark-end text:name="__RefHeading___Toc171_816370782"/></text:h>
      <text:p text:style-name="P34">A word about <text:span text:style-name="T5">SoftSerial</text:span> <text:span text:style-name="T21">as i</text:span>t has caused me a bit of headache when working on <text:span text:style-name="T25">firmware_info()</text:span></text:p>
      <text:p text:style-name="P34"/>
      <text:p text:style-name="P34">Although with the command <text:s/><text:span text:style-name="T25">AT_GMR you obtain the build information, the </text:span>Softserial standard receivebuffer is 64.</text:p>
      <text:p text:style-name="P34"><text:s/></text:p>
      <text:p text:style-name="P34">Defined in …./arduino-nightly/hardware/arduino/avr/libraries/SoftSerial/src/SoftwareSerial.h</text:p>
      <text:p text:style-name="P34"><text:s text:c="2"/><text:tab/>#define _SS_MAX_RX_BUFF 64</text:p>
      <text:p text:style-name="P34"/>
      <text:p text:style-name="P34">That <text:span text:style-name="T25">is on the boundary</text:span>. WHY ? well SoftwareSerial is interrupt driven, as soon as the input level changes, disables that interrupt, trigger a careful time-based checking on the input level to capture the 8 bits, store the byte <text:span text:style-name="T21">in it’s buffer </text:span>and enable interrupt.</text:p>
      <text:p text:style-name="P34"/>
      <text:p text:style-name="P34">This is handled by the SAME processor as the code below, which will get hardly time to read from that <text:span text:style-name="T21">softSerial </text:span>buffer. As such with the call to get <text:span text:style-name="T25">firmware the buffer could fill up easily to more than 64 bytes </text:span><text:s/>the receivebuffer causing the program to get lost. Extending the buffer to 256 will enable to capture more input, but whether it will overrun is depending on the amount of detected SSID. The buffer could be extended more, but it will take more RAM space.</text:p>
      <text:p text:style-name="P35"/>
      <text:p text:style-name="P61"><text:span text:style-name="T5">Note :</text:span><text:span text:style-name="T11"> IN MANY OF MY TEST I HAVE SET THE SOFTSERIAL TO 128 BYTES TO IMPROVE ST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4pt" fo:language="en" fo:country="US" officeooo:paragraph-rsid="003ec66b" style:font-size-asian="14pt" style:font-size-complex="14pt"/>
    </style:style>
    <style:style style:name="MT1" style:family="text">
      <style:text-properties officeooo:rsid="003c0e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rver <text:span text:style-name="MT1">for loopback or talkback <text:tab/><text:tab/>page </text:span><text:span text:style-name="MT1"><text:page-number text:select-page="current">10</text:page-number></text:span><text:span text:style-name="MT1"> of </text:span><text:span text:style-name="MT1"><text:page-count>10</text:page-count></text:span><text:span text:style-name="MT1"> <text:tab/><text:tab/>version 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2:22:31.272657924</meta:creation-date>
    <dc:date>2018-02-02T21:17:16.907994278</dc:date>
    <meta:editing-duration>PT1H26M26S</meta:editing-duration>
    <meta:editing-cycles>18</meta:editing-cycles>
    <meta:generator>LibreOffice/5.1.6.2$Linux_X86_64 LibreOffice_project/10m0$Build-2</meta:generator>
    <meta:document-statistic meta:table-count="0" meta:image-count="0" meta:object-count="0" meta:page-count="10" meta:paragraph-count="220" meta:word-count="2112" meta:character-count="12736" meta:non-whitespace-character-count="10448"/>
  </office:meta>
</office:document-meta>
</file>